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6.2917in" fo:margin-left="-0.2417in" fo:margin-right="-0.2819in" table:align="margins" style:writing-mode="lr-tb"/>
    </style:style>
    <style:style style:name="Table2.A" style:family="table-column">
      <style:table-column-properties style:column-width="0.8083in" style:rel-column-width="8419*"/>
    </style:style>
    <style:style style:name="Table2.B" style:family="table-column">
      <style:table-column-properties style:column-width="5.4833in" style:rel-column-width="57116*"/>
    </style:style>
    <style:style style:name="Table2.1" style:family="table-row">
      <style:table-row-properties style:min-row-height="0.4063in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fo:keep-together="auto"/>
    </style:style>
    <style:style style:name="Table2.3" style:family="table-row">
      <style:table-row-properties style:min-row-height="0.4021in" fo:keep-together="always"/>
    </style:style>
    <style:style style:name="Table2.4" style:family="table-row">
      <style:table-row-properties fo:keep-together="auto"/>
    </style:style>
    <style:style style:name="Table2.5" style:family="table-row">
      <style:table-row-properties style:min-row-height="0.3931in" fo:keep-together="always"/>
    </style:style>
    <style:style style:name="Table2.6" style:family="table-row">
      <style:table-row-properties fo:keep-together="auto"/>
    </style:style>
    <style:style style:name="Table2.7" style:family="table-row">
      <style:table-row-properties style:min-row-height="0.4035in" fo:keep-together="always"/>
    </style:style>
    <style:style style:name="Table2.8" style:family="table-row">
      <style:table-row-properties fo:keep-together="auto"/>
    </style:style>
    <style:style style:name="Table2.9" style:family="table-row">
      <style:table-row-properties style:min-row-height="0.3993in" fo:keep-together="always"/>
    </style:style>
    <style:style style:name="Table2.10" style:family="table-row">
      <style:table-row-properties fo:keep-together="auto"/>
    </style:style>
    <style:style style:name="Table3" style:family="table">
      <style:table-properties style:width="5.3903in" fo:margin-left="-0.0729in" fo:margin-right="0.0167in" table:align="margins" style:writing-mode="lr-tb"/>
    </style:style>
    <style:style style:name="Table3.A" style:family="table-column">
      <style:table-column-properties style:column-width="2.7382in" style:rel-column-width="33294*"/>
    </style:style>
    <style:style style:name="Table3.B" style:family="table-column">
      <style:table-column-properties style:column-width="2.6521in" style:rel-column-width="32241*"/>
    </style:style>
    <style:style style:name="Table3.1" style:family="table-row">
      <style:table-row-properties style:min-row-height="0.2521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2" style:family="paragraph" style:parent-style-name="Standard">
      <style:paragraph-properties style:snap-to-layout-gri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3" style:family="paragraph" style:parent-style-name="Standard">
      <style:paragraph-properties fo:text-align="start" style:justify-single-wor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4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paragraph-rsid="0023ec5c" style:font-size-asian="9pt" style:font-size-complex="9pt" style:language-complex="ar" style:country-complex="SA"/>
    </style:style>
    <style:style style:name="P5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1c382" officeooo:paragraph-rsid="0021c382" style:font-size-asian="9pt" style:font-size-complex="9pt" style:language-complex="ar" style:country-complex="SA"/>
    </style:style>
    <style:style style:name="P6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7" style:family="paragraph" style:parent-style-name="Standard">
      <style:paragraph-properties fo:text-align="start" style:justify-single-word="false"/>
      <style:text-properties style:font-name="Bitstream Charter" fo:font-size="9pt" fo:language="en" fo:country="US" officeooo:rsid="0023ec5c" officeooo:paragraph-rsid="0023ec5c" style:font-size-asian="9pt" style:font-size-complex="9pt" style:language-complex="ar" style:country-complex="SA"/>
    </style:style>
    <style:style style:name="P8" style:family="paragraph" style:parent-style-name="Standard">
      <style:paragraph-properties fo:text-align="start" style:justify-single-word="false"/>
      <style:text-properties style:font-name="Bitstream Charter" fo:font-size="9pt" fo:language="en" fo:country="US" fo:font-weight="normal" officeooo:rsid="0026abfc" officeooo:paragraph-rsid="0026abfc" style:font-size-asian="9pt" style:font-weight-asian="normal" style:font-size-complex="9pt" style:language-complex="ar" style:country-complex="SA" style:font-weight-complex="normal"/>
    </style:style>
    <style:style style:name="P9" style:family="paragraph" style:parent-style-name="Standard">
      <style:text-properties style:font-name="Bitstream Charter" fo:font-size="9pt" style:font-size-asian="9pt" style:font-size-complex="9pt"/>
    </style:style>
    <style:style style:name="P10" style:family="paragraph" style:parent-style-name="Standard">
      <style:text-properties style:font-name="Bitstream Charter" fo:font-size="9pt" officeooo:paragraph-rsid="00200f05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officeooo:paragraph-rsid="002200a9"/>
    </style:style>
    <style:style style:name="P12" style:family="paragraph" style:parent-style-name="Standard">
      <style:paragraph-properties fo:text-align="start" style:justify-single-word="false"/>
      <style:text-properties officeooo:rsid="002200a9" officeooo:paragraph-rsid="002200a9"/>
    </style:style>
    <style:style style:name="P13" style:family="paragraph" style:parent-style-name="Section_20_Title">
      <style:paragraph-properties style:snap-to-layout-gri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2200a9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Bitstream Charter" fo:font-size="9pt" fo:language="en" fo:country="US" fo:font-weight="normal" officeooo:rsid="0026abfc" officeooo:paragraph-rsid="0026abfc" style:font-size-asian="9pt" style:font-weight-asian="normal" style:font-size-complex="9pt" style:language-complex="ar" style:country-complex="SA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Charter" fo:font-size="9pt" fo:language="en" fo:country="US" fo:font-weight="bold" officeooo:rsid="0021c382" officeooo:paragraph-rsid="0021c382" style:font-size-asian="9pt" style:font-weight-asian="bold" style:font-size-complex="9pt" style:language-complex="ar" style:country-complex="SA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Bitstream Charter" fo:font-size="9pt" fo:language="en" fo:country="US" officeooo:rsid="0021c382" officeooo:paragraph-rsid="0021c382" style:font-size-asian="9pt" style:font-size-complex="9pt" style:language-complex="ar" style:country-complex="SA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Bitstream Charter" fo:font-size="9pt" fo:language="en" fo:country="US" officeooo:rsid="002200a9" officeooo:paragraph-rsid="002200a9" style:font-size-asian="9pt" style:font-size-complex="9pt" style:language-complex="ar" style:country-complex="SA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Bitstream Charter" fo:font-size="9pt" fo:language="en" fo:country="US" officeooo:rsid="0023ec5c" officeooo:paragraph-rsid="0023ec5c" style:font-size-asian="9pt" style:font-size-complex="9pt" style:language-complex="ar" style:country-complex="SA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Bitstream Charter" fo:font-size="9pt" fo:language="en" fo:country="US" officeooo:rsid="0023ec5c" officeooo:paragraph-rsid="0023ec5c" style:font-size-asian="9pt" style:font-size-complex="9pt" style:language-complex="ar" style:country-complex="SA"/>
    </style:style>
    <style:style style:name="P23" style:family="paragraph" style:parent-style-name="Standard" style:list-style-name="L10">
      <style:paragraph-properties fo:text-align="start" style:justify-single-word="false"/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P24" style:family="paragraph" style:parent-style-name="Standard" style:list-style-name="L9">
      <style:paragraph-properties fo:text-align="start" style:justify-single-word="false"/>
      <style:text-properties style:font-name="Bitstream Charter" fo:font-size="9pt" fo:language="en" fo:country="US" officeooo:rsid="001f8931" officeooo:paragraph-rsid="001f8931" style:font-size-asian="9pt" style:font-size-complex="9pt" style:language-complex="ar" style:country-complex="SA"/>
    </style:style>
    <style:style style:name="P25" style:family="paragraph" style:parent-style-name="Standard" style:list-style-name="L9">
      <style:paragraph-properties fo:margin-left="1in" fo:margin-right="0in" fo:text-align="start" style:justify-single-word="false" fo:text-indent="-0.25in" style:auto-text-indent="false"/>
      <style:text-properties style:font-name="Bitstream Charter" fo:font-size="9pt" fo:language="en" fo:country="US" officeooo:rsid="001f8931" officeooo:paragraph-rsid="001f8931" style:font-size-asian="9pt" style:font-size-complex="9pt" style:language-complex="ar" style:country-complex="SA"/>
    </style:style>
    <style:style style:name="P26" style:family="paragraph" style:parent-style-name="Name" style:master-page-name="Standard">
      <style:paragraph-properties fo:margin-left="0in" fo:margin-right="0in" fo:margin-top="0.1665in" fo:margin-bottom="0.3055in" loext:contextual-spacing="false" fo:text-align="justify" style:justify-single-word="false" fo:text-indent="0.5in" style:auto-text-indent="false" style:page-number="auto"/>
      <style:text-properties style:font-name="Bitstream Charter" fo:font-size="9pt" style:font-size-asian="9pt" style:font-size-complex="9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200f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ec5c" style:font-weight-asian="bold" style:font-weight-complex="bold"/>
    </style:style>
    <style:style style:name="T5" style:family="text">
      <style:text-properties style:font-name="Bitstream Charter" fo:font-size="9pt" fo:language="en" fo:country="US" style:font-size-asian="9pt" style:font-size-complex="9pt" style:language-complex="ar" style:country-complex="SA"/>
    </style:style>
    <style:style style:name="T6" style:family="text">
      <style:text-properties style:font-name="Bitstream Charter" fo:font-size="9pt" fo:language="en" fo:country="US" officeooo:rsid="002200a9" style:font-size-asian="9pt" style:font-size-complex="9pt" style:language-complex="ar" style:country-complex="SA"/>
    </style:style>
    <style:style style:name="T7" style:family="text">
      <style:text-properties style:font-name="Bitstream Charter" fo:font-size="9pt" fo:language="en" fo:country="US" officeooo:rsid="001f8931" style:font-size-asian="9pt" style:font-size-complex="9pt" style:language-complex="ar" style:country-complex="SA"/>
    </style:style>
    <style:style style:name="T8" style:family="text">
      <style:text-properties style:font-name="Bitstream Charter" fo:font-size="9pt" fo:language="en" fo:country="US" fo:font-style="italic" style:font-size-asian="9pt" style:font-style-asian="italic" style:font-size-complex="9pt" style:language-complex="ar" style:country-complex="SA" style:font-style-complex="italic"/>
    </style:style>
    <style:style style:name="T9" style:family="text">
      <style:text-properties style:font-name="Bitstream Charter" fo:font-size="9pt" fo:language="en" fo:country="US" fo:font-style="italic" officeooo:rsid="002200a9" style:font-size-asian="9pt" style:font-style-asian="italic" style:font-size-complex="9pt" style:language-complex="ar" style:country-complex="SA" style:font-style-complex="italic"/>
    </style:style>
    <style:style style:name="T10" style:family="text">
      <style:text-properties style:font-name="Bitstream Charter" fo:font-size="9pt" fo:language="en" fo:country="US" fo:font-weight="bold" style:font-size-asian="9pt" style:font-weight-asian="bold" style:font-size-complex="9pt" style:language-complex="ar" style:country-complex="SA" style:font-weight-complex="bold"/>
    </style:style>
    <style:style style:name="T11" style:family="text">
      <style:text-properties style:font-name="Bitstream Charter" fo:font-size="9pt" fo:language="en" fo:country="US" fo:font-weight="bold" officeooo:rsid="002200a9" style:font-size-asian="9pt" style:font-weight-asian="bold" style:font-size-complex="9pt" style:language-complex="ar" style:country-complex="SA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3ec5c" style:font-style-asian="italic" style:font-style-complex="italic"/>
    </style:style>
    <style:style style:name="T14" style:family="text">
      <style:text-properties officeooo:rsid="00254d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Emil Valentinov Genov</text:span>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3">Personal Information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">Place of Birth: Sofia, Bulgaria</text:p>
                  <text:p text:style-name="P1">Living in: Barcelona, Spain</text:p>
                  <text:p text:style-name="P1"/>
                </table:table-cell>
                <table:table-cell table:style-name="Table3.A1" office:value-type="string">
                  <text:p text:style-name="P10"><text:span text:style-name="T2">About me</text:span>: <text:span text:style-name="T2">emil-genov.com</text:span></text:p>
                  <text:p text:style-name="P9">Email: emo.genov@gmail.com</text:p>
                  <text:p text:style-name="P9"/>
                </table:table-cell>
              </table:table-row>
            </table:table>
          </table:table-cell>
        </table:table-row>
        <table:table-row table:style-name="Table2.3">
          <table:table-cell table:style-name="Table2.A1" table:number-columns-spanned="2" office:value-type="string">
            <text:p text:style-name="P13">Professional experience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><text:span text:style-name="T3">Senior Software Developer @ Digital Origin </text:span><text:span text:style-name="T12">(Jan 2018 - present)</text:span></text:p>
            <text:list xml:id="list6837819728782145540" text:style-name="L1">
              <text:list-item>
                <text:p text:style-name="P15">Working in a team developing on-line, paperless and completely autonomous consumer financing. As part of the back-end team, I am redesigning the existing monolithic application into a set of micro-services to make it more flexible and easier to maintain. Continuously refactoring in order to have code that is as robust and effective as possible, without compromising business priorities.</text:p>
              </text:list-item>
            </text:list>
            <text:p text:style-name="P16"/>
            <text:p text:style-name="P5"><text:span text:style-name="T3">Team Lead, Mobile team @ Ocado</text:span> <text:span text:style-name="T12">(Aug 2017 - Dec 2017) </text:span></text:p>
            <text:list xml:id="list4860791190210187081" text:style-name="L2">
              <text:list-item>
                <text:p text:style-name="P17">In charge of multi-disciplinary team consisting of java Backend, iOS, Android, UX and QAs in Ocado, the world largest online supermarket. Tasked with day-to-day project management, solving conflicts with PO and stakeholders, facilitating communication with other teams and starting discussions in the team by asking the right questions. Doing continuous one-on-ones to find out peoples' goals and help them grow. In the end by keeping everyone motivated and productive, was able to create a team that delivers consistently. <text:s/><text:line-break/><text:line-break/>Missing the excitement that working with code brings, decided to go back to software development.</text:p>
              </text:list-item>
            </text:list>
            <text:p text:style-name="P5"/>
            <text:p text:style-name="P6"><text:span text:style-name="T3">Tech Lead, Backend and Risk @ Digital Origin</text:span> <text:span text:style-name="T12">(Jun 2012 – Aug 2017)</text:span></text:p>
            <text:list xml:id="list5602558654759697369" text:style-name="L3">
              <text:list-item>
                <text:p text:style-name="P14"><text:span text:style-name="T6">Being the 5th person to join DigitalOrigin startup, I’m proud of helped building this now &gt;100 person successful fintech leader, that tries to change the market for fully electronic, paperless on­line credit and e­-commerce.<text:line-break/><text:line-break/>Started as a senior Java developer, was immediately noted for the ability to bring order to the chaos, make systems more stable and efficient. Later on was trusted on hiring and building­-up a team of 6 developers and influencing company’s decisions on software process and technologies. <text:line-break/><text:line-break/>Responsible for in­-house developed identity/risk assessment/fraud detection functionality on which all company products are based.</text:span><text:span text:style-name="T5">2012 – now </text:span><text:span text:style-name="T7">Digital Origin</text:span><text:span text:style-name="T5"> </text:span></text:p>
              </text:list-item>
            </text:list>
            <text:p text:style-name="P6"/>
            <text:p text:style-name="P12"><text:span text:style-name="T10">Senior Java Developer @ Nuroa Internet Services</text:span><text:span text:style-name="T5"> </text:span><text:span text:style-name="T8">(Jan 2011 – Jun 2012)</text:span></text:p>
            <text:list xml:id="list6835831843621194016" text:style-name="L4">
              <text:list-item>
                <text:p text:style-name="P18">Developed backend part of a vertical search engine centred around property buy/sell, renting and vacation homes. Responsible for crawling, parsing, transforming and summarizing all data the site operates on. <text:s/></text:p>
              </text:list-item>
            </text:list>
            <text:p text:style-name="P11"><text:span text:style-name="T5"><text:line-break/></text:span><text:span text:style-name="T11">Senior Java Developer @ mercatis GmbH</text:span><text:span text:style-name="T6"> </text:span><text:span text:style-name="T9">(Apr 2009 – Jan 2011)</text:span></text:p>
            <text:list xml:id="list6663855949660103185" text:style-name="L5">
              <text:list-item>
                <text:p text:style-name="P19">Worked on an automated logistics and ERP system for one of the largest European retail store chains. Designed and implemented a framework to control legacy MFC systems (industrial warehouse robots). Side project was process reporting and control system.</text:p>
              </text:list-item>
            </text:list>
            <text:p text:style-name="P3"/>
            <text:p text:style-name="P6"><text:span text:style-name="T3">Senior Software Developer @ Industria Inc</text:span> <text:span text:style-name="T12">(Jun 2006 – Apr 2009)</text:span> </text:p>
            <text:list xml:id="list2128816458133124310" text:style-name="L6">
              <text:list-item>
                <text:p text:style-name="P20">Was involved in design and development of several OSS(Operational Support System) for triple­-play operators in Ireland and Iceland. Later specialised in IPTV middle­ware systems.</text:p>
              </text:list-item>
            </text:list>
            <text:p text:style-name="P3"/>
            <text:p text:style-name="P4"><text:span text:style-name="T4">Software Developer @ FINATEC AG </text:span><text:span text:style-name="T13">(Aug 2000 – Jun 2006)</text:span></text:p>
            <text:list xml:id="list8554554272069226471" text:style-name="L7">
              <text:list-item>
                <text:p text:style-name="P21">Developed client side of enterprise scale security trade and settlement system used in some top 10 banks in Germany. Did architecture and developed a very successful wmAccess product.</text:p>
              </text:list-item>
            </text:list>
            <text:p text:style-name="P4"/>
            <text:p text:style-name="P7"><text:span text:style-name="T3">Software Developer @ Institute of Computer Technology</text:span> <text:span text:style-name="T12">(Feb 1998 – Jul 2000)</text:span></text:p>
            <text:list xml:id="list936022186691408939" text:style-name="L8">
              <text:list-item>
                <text:p text:style-name="P22">Developed “Bulgarian Documents of Identity” and “Document Management System” projects.</text:p>
              </text:list-item>
            </text:list>
          </table:table-cell>
        </table:table-row>
        <text:soft-page-break/>
        <table:table-row table:style-name="Table2.5">
          <table:table-cell table:style-name="Table2.A1" table:number-columns-spanned="2" office:value-type="string">
            <text:p text:style-name="P13">Summary of qualifications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2"/>
          </table:table-cell>
          <table:table-cell table:style-name="Table2.A1" office:value-type="string">
            <text:list xml:id="list7511282647334649460" text:style-name="L9">
              <text:list-item>
                <text:p text:style-name="P24"><text:span text:style-name="T3">Development skills:</text:span> </text:p>
              </text:list-item>
              <text:list-item>
                <text:p text:style-name="P25">Java server-side programming (Spring, Hibernate, maven, async programming) </text:p>
              </text:list-item>
              <text:list-item>
                <text:p text:style-name="P25">Micro-services architecture (Spring Boot, Spring MVC and JAX-RS, Swagger) </text:p>
              </text:list-item>
              <text:list-item>
                <text:p text:style-name="P25">Full EJB3 stack (EJB3, JPA, JMS), Web Services and REST services </text:p>
              </text:list-item>
              <text:list-item>
                <text:p text:style-name="P25">NoSQL (mongoDB), SQL Servers (MySQL, Oracle) </text:p>
              </text:list-item>
              <text:list-item>
                <text:p text:style-name="P25">Amazon cloud stack (EC3, S3, RDS, SQS) </text:p>
              </text:list-item>
              <text:list-item>
                <text:p text:style-name="P25">Continuos Integration (GitHub, Jenkins, Sonar Cube, Rollbar) </text:p>
              </text:list-item>
              <text:list-item>
                <text:p text:style-name="P25">Erlang, Ruby, node.js, Groovy and Grails </text:p>
              </text:list-item>
              <text:list-item>
                <text:p text:style-name="P24"><text:span text:style-name="T3">Process skills:</text:span> Agile development, Scrum methodology, Specifications </text:p>
              </text:list-item>
              <text:list-item>
                <text:p text:style-name="P24"><text:span text:style-name="T3">People skills:</text:span> Team management, hiring process, motivation</text:p>
              </text:list-item>
            </text:list>
            <text:p text:style-name="P3"/>
          </table:table-cell>
        </table:table-row>
        <table:table-row table:style-name="Table2.7">
          <table:table-cell table:style-name="Table2.A1" table:number-columns-spanned="2" office:value-type="string">
            <text:p text:style-name="P13"/>
            <text:p text:style-name="P13">Education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1986 – 1992 <text:s text:c="9"/>Mathematical School of Sofia “Paisij Hilendarski” </text:p>
            <text:p text:style-name="P3"/>
            <text:p text:style-name="P3">1992 – 1997 <text:s text:c="9"/>Technical University of Sofia</text:p>
            <text:list xml:id="list18999786735876175" text:style-name="L10">
              <text:list-item>
                <text:p text:style-name="P23">M. Sc. Degree in Computer Science (Oct 1997) - Specialization in Software Systems</text:p>
              </text:list-item>
            </text:list>
          </table:table-cell>
        </table:table-row>
        <table:table-row table:style-name="Table2.9">
          <table:table-cell table:style-name="Table2.A1" table:number-columns-spanned="2" office:value-type="string">
            <text:p text:style-name="P13">Languages</text:p>
          </table:table-cell>
          <table:covered-table-cell/>
        </table:table-row>
        <table:table-row table:style-name="Table2.10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Fluent spoken and written English, <text:span text:style-name="T14">working level of</text:span> Spanish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bg" fo:country="BG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Garamond" fo:font-family="Garamond" style:font-family-generic="roman" style:font-pitch="variable" fo:font-size="11pt" fo:language="en" fo:country="A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528in" loext:contextual-spacing="false" style:line-height-at-least="0.1665in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Base" style:display-name="Heading Base" style:family="paragraph" style:parent-style-name="Text_20_body" style:next-style-name="Text_20_body">
      <style:paragraph-properties fo:margin-top="0.1665in" fo:margin-bottom="0.1665in" loext:contextual-spacing="false" fo:keep-together="always" fo:keep-with-next="always"/>
      <style:text-properties fo:text-transform="uppercase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left="-1.5in" fo:margin-right="0in" fo:margin-top="0in" fo:margin-bottom="0in" loext:contextual-spacing="false" fo:text-align="start" style:justify-single-word="false" fo:text-indent="0in" style:auto-text-indent="false"/>
      <style:text-properties fo:font-size="11.5pt" fo:letter-spacing="0.0138in" style:letter-kerning="true" style:font-size-asian="11.5pt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10pt" fo:letter-spacing="0.0035in" style:font-size-asian="10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.1665in" fo:margin-bottom="0.1528in" loext:contextual-spacing="false" fo:text-align="start" style:justify-single-word="false"/>
      <style:text-properties fo:font-size="10pt" fo:letter-spacing="-0.0016in" fo:font-style="italic" style:font-size-asian="10pt" style:font-style-asian="italic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top="0.1665in" fo:margin-bottom="0in" loext:contextual-spacing="false" fo:text-align="start" style:justify-single-word="false"/>
      <style:text-properties fo:font-variant="normal" fo:text-transform="none" fo:font-size="12pt" fo:letter-spacing="0.0035in" fo:font-style="italic" style:font-size-asian="12pt" style:font-style-asian="italic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top="0.1665in" fo:margin-bottom="0.1528in" loext:contextual-spacing="false" fo:text-align="start" style:justify-single-word="false"/>
      <style:text-properties fo:font-size="9pt" fo:letter-spacing="0.0138in" fo:font-weight="bold" style:font-size-asian="9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in" loext:contextual-spacing="false" style:line-height-at-least="0.1665in"/>
      <style:text-properties fo:font-weight="bold" style:font-weight-asian="bold"/>
    </style:style>
    <style:style style:name="Header_20_Base" style:display-name="Header Base" style:family="paragraph" style:parent-style-name="Standard">
      <style:paragraph-properties fo:margin-left="-1.5in" fo:margin-right="0in" fo:margin-top="0.1528in" fo:margin-bottom="0.1528in" loext:contextual-spacing="false" style:line-height-at-least="0.1528in" fo:text-indent="0in" style:auto-text-indent="false"/>
      <style:text-properties fo:text-transform="uppercase"/>
    </style:style>
    <style:style style:name="Document_20_Label" style:display-name="Document Label" style:family="paragraph" style:parent-style-name="Standard" style:next-style-name="Section_20_Title">
      <style:paragraph-properties fo:margin-top="0in" fo:margin-bottom="0.1528in" loext:contextual-spacing="false"/>
      <style:text-properties fo:font-size="24pt" fo:letter-spacing="-0.0138in" style:font-size-asian="24pt"/>
    </style:style>
    <style:style style:name="Section_20_Title" style:display-name="Section Title" style:family="paragraph" style:parent-style-name="Standard" style:next-style-name="Objective">
      <style:paragraph-properties fo:margin-top="0.1528in" fo:margin-bottom="0in" loext:contextual-spacing="false" style:line-height-at-least="0.1528in" fo:text-align="start" style:justify-single-word="false" fo:padding-left="0in" fo:padding-right="0in" fo:padding-top="0in" fo:padding-bottom="0.0138in" fo:border-left="none" fo:border-right="none" fo:border-top="none" fo:border-bottom="0.51pt solid #808080"/>
      <style:text-properties fo:text-transform="uppercase" fo:font-size="10pt" fo:letter-spacing="0.0102in" style:font-size-asian="10pt"/>
    </style:style>
    <style:style style:name="Objective" style:family="paragraph" style:parent-style-name="Standard" style:next-style-name="Text_20_body">
      <style:paragraph-properties fo:margin-top="0.0417in" fo:margin-bottom="0.1528in" loext:contextual-spacing="false" style:line-height-at-least="0.1528in"/>
    </style:style>
    <style:style style:name="Company_20_Name" style:display-name="Company Name" style:family="paragraph" style:parent-style-name="Standard" style:next-style-name="Job_20_Title">
      <style:paragraph-properties fo:margin-top="0.1528in" fo:margin-bottom="0in" loext:contextual-spacing="false" style:line-height-at-least="0.1528in" fo:text-align="start" style:justify-single-word="false">
        <style:tab-stops>
          <style:tab-stop style:position="1in"/>
          <style:tab-stop style:position="4.5in" style:type="right"/>
        </style:tab-stops>
      </style:paragraph-properties>
    </style:style>
    <style:style style:name="Job_20_Title" style:display-name="Job Title" style:family="paragraph" style:next-style-name="Achievement">
      <style:paragraph-properties fo:margin-top="0.028in" fo:margin-bottom="0.028in" loext:contextual-spacing="false" style:line-height-at-least="0.1528in" fo:orphans="2" fo:widows="2"/>
      <style:text-properties style:use-window-font-color="true" style:font-name="Garamond" fo:font-family="Garamond" style:font-family-generic="roman" style:font-pitch="variable" fo:font-size="11.5pt" fo:letter-spacing="0.0035in" fo:language="en" fo:country="US" fo:font-style="italic" style:font-name-asian="Arial" style:font-family-asian="Arial" style:font-family-generic-asian="swiss" style:font-pitch-asian="variable" style:font-size-asian="11.5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chievement" style:family="paragraph" style:parent-style-name="Text_20_body">
      <style:paragraph-properties fo:margin-top="0in" fo:margin-bottom="0.0417in" loext:contextual-spacing="false"/>
    </style:style>
    <style:style style:name="Name" style:family="paragraph" style:parent-style-name="Standard" style:next-style-name="Standard">
      <style:paragraph-properties fo:margin-top="0in" fo:margin-bottom="0.3055in" loext:contextual-spacing="false" style:line-height-at-least="0.1665in" fo:text-align="center" style:justify-single-word="false"/>
      <style:text-properties fo:text-transform="uppercase" style:text-position="27% 100%" fo:font-size="22pt" fo:letter-spacing="0.0555in" style:font-size-asian="22pt"/>
    </style:style>
    <style:style style:name="Date" style:family="paragraph" style:parent-style-name="Text_20_body">
      <style:paragraph-properties fo:keep-with-next="always"/>
    </style:style>
    <style:style style:name="City_2f_State" style:display-name="City/State" style:family="paragraph" style:parent-style-name="Text_20_body" style:next-style-name="Text_20_body">
      <style:paragraph-properties fo:keep-with-next="always"/>
    </style:style>
    <style:style style:name="Institution" style:family="paragraph" style:parent-style-name="Standard" style:next-style-name="Achievement">
      <style:paragraph-properties fo:margin-top="0.0417in" fo:margin-bottom="0in" loext:contextual-spacing="false" style:line-height-at-least="0.1528in" fo:text-align="start" style:justify-single-word="false">
        <style:tab-stops>
          <style:tab-stop style:position="1in"/>
          <style:tab-stop style:position="4.5in" style:type="right"/>
        </style:tab-stops>
      </style:paragraph-properties>
    </style:style>
    <style:style style:name="Header" style:family="paragraph" style:parent-style-name="Header_20_Base" style:class="extra"/>
    <style:style style:name="Footer" style:family="paragraph" style:parent-style-name="Header_20_Base" style:class="extra">
      <style:paragraph-properties fo:margin-left="-1.5in" fo:margin-right="-0.5835in" fo:margin-top="0in" fo:margin-bottom="0in" loext:contextual-spacing="false" style:line-height-at-least="0.1665in" fo:text-align="start" style:justify-single-word="false" fo:text-indent="0in" style:auto-text-indent="false">
        <style:tab-stops>
          <style:tab-stop style:position="5.0835in" style:type="right"/>
        </style:tab-stops>
      </style:paragraph-properties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fo:font-size="7.5pt" fo:letter-spacing="0.0209in" style:font-size-asian="7.5pt"/>
    </style:style>
    <style:style style:name="Section_20_Subtitle" style:display-name="Section Subtitle" style:family="paragraph" style:parent-style-name="Section_20_Title" style:next-style-name="Standard">
      <style:text-properties fo:font-variant="normal" fo:text-transform="none" fo:font-size="12pt" fo:letter-spacing="0.0071in" fo:font-style="italic" style:font-size-asian="12pt" style:font-style-asian="italic"/>
    </style:style>
    <style:style style:name="Address_20_2" style:display-name="Address 2" style:family="paragraph" style:parent-style-name="Standard">
      <style:paragraph-properties style:line-height-at-least="0.111in" fo:text-align="center" style:justify-single-word="false"/>
      <style:text-properties fo:text-transform="uppercase" fo:font-size="7.5pt" fo:letter-spacing="0.0209in" style:font-size-asian="7.5pt"/>
    </style:style>
    <style:style style:name="Text_20_body_20_indent" style:display-name="Text body indent" style:family="paragraph" style:parent-style-name="Text_20_body" style:class="text">
      <style:paragraph-properties fo:margin-left="0.5in" fo:margin-right="0in" fo:margin-top="0in" fo:margin-bottom="0in" loext:contextual-spacing="false" fo:text-indent="0in" style:auto-text-indent="false"/>
    </style:style>
    <style:style style:name="Personal_20_Data" style:display-name="Personal Data" style:family="paragraph" style:parent-style-name="Text_20_body">
      <style:paragraph-properties fo:margin-left="-0.75in" fo:margin-right="0.75in" fo:margin-top="0in" fo:margin-bottom="0.0835in" loext:contextual-spacing="false" fo:line-height="0.1665in" fo:text-indent="0in" style:auto-text-indent="false"/>
      <style:text-properties style:font-name="Arial" fo:font-family="Arial" style:font-family-generic="swiss" style:font-pitch="variable" fo:font-style="italic" style:font-style-asian="italic"/>
    </style:style>
    <style:style style:name="Company_20_Name_20_One" style:display-name="Company Name One" style:family="paragraph" style:parent-style-name="Company_20_Name" style:next-style-name="Job_20_Title">
      <style:paragraph-properties fo:margin-top="0.0417in" fo:margin-bottom="0in" loext:contextual-spacing="false"/>
    </style:style>
    <style:style style:name="No_20_Title" style:display-name="No Title" style:family="paragraph" style:parent-style-name="Section_20_Title">
      <style:paragraph-properties fo:padding="0in" fo:border="none"/>
    </style:style>
    <style:style style:name="Personal_20_Info" style:display-name="Personal Info" style:family="paragraph" style:parent-style-name="Achievement" style:next-style-name="Achievement">
      <style:paragraph-properties fo:margin-left="0.1701in" fo:margin-right="0in" fo:margin-top="0.1528in" fo:margin-bottom="0.0417in" loext:contextual-spacing="false" fo:text-indent="-0.1701in" style:auto-text-indent="false"/>
    </style:style>
    <style:style style:name="Body_20_Text_20_2" style:display-name="Body Text 2" style:family="paragraph" style:parent-style-name="Standard">
      <style:text-properties fo:font-size="8pt" style:font-size-asian="8pt"/>
    </style:style>
    <style:style style:name="achievement" style:family="paragraph" style:parent-style-name="Standard">
      <style:paragraph-properties fo:margin-top="0.0693in" fo:margin-bottom="0.0429in" loext:contextual-spacing="false" style:line-height-at-least="0.1654in" fo:text-align="start" style:justify-single-word="false"/>
      <style:text-properties style:font-name="Times New Roman" fo:font-family="'Times New Roman'" style:font-family-generic="roman" style:font-pitch="variable" fo:font-size="12pt" fo:language="bg" fo:country="BG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1" style:family="text">
      <style:text-properties style:font-name="Courier New" fo:font-family="'Courier New'" style:font-family-generic="modern" fo:font-size="10pt" style:font-size-asian="10pt"/>
    </style:style>
    <style:style style:name="WW8Num15z2" style:family="text">
      <style:text-properties style:font-name="Wingdings" fo:font-family="Wingdings" style:font-pitch="variable" style:font-charset="x-symbol" fo:font-size="10pt" style:font-size-asian="10pt"/>
    </style:style>
    <style:style style:name="WW8NumSt1z0" style:family="text">
      <style:text-properties style:font-name="Wingdings" fo:font-family="Wingdings" style:font-pitch="variable" style:font-charset="x-symbol" fo:font-size="6pt" style:font-size-asian="6pt"/>
    </style:style>
    <style:style style:name="WW8NumSt2z0" style:family="text">
      <style:text-properties style:font-name="Wingdings" fo:font-family="Wingdings" style:font-pitch="variable" style:font-charset="x-symbol"/>
    </style:style>
    <style:style style:name="WW8NumSt3z0" style:family="text">
      <style:text-properties style:font-name="Times" fo:font-family="Times" style:font-family-generic="roman" style:font-pitch="variable" fo:font-size="6pt" style:font-size-asian="6pt"/>
    </style:style>
    <style:style style:name="WW8NumSt4z0" style:family="text">
      <style:text-properties style:font-name="Tms Rmn" fo:font-family="'Tms Rmn'" style:font-family-generic="roman" style:font-pitch="variable" fo:font-size="8pt" style:font-size-asian="8pt"/>
    </style:style>
    <style:style style:name="WW8NumSt5z0" style:family="text">
      <style:text-properties style:font-name="Tms Rmn" fo:font-family="'Tms Rmn'" style:font-family-generic="roman" style:font-pitch="variable" fo:font-size="6pt" style:font-size-asian="6pt"/>
    </style:style>
    <style:style style:name="WW8NumSt6z0" style:family="text">
      <style:text-properties style:font-name="Tms Rmn" fo:font-family="'Tms Rmn'" style:font-family-generic="roman" style:font-pitch="variable" fo:font-size="6pt" style:font-size-asian="6pt"/>
    </style:style>
    <style:style style:name="WW8NumSt7z0" style:family="text">
      <style:text-properties style:font-name="Tms Rmn" fo:font-family="'Tms Rmn'" style:font-family-generic="roman" style:font-pitch="variable" fo:font-size="6pt" style:font-size-asian="6pt"/>
    </style:style>
    <style:style style:name="WW8NumSt8z0" style:family="text">
      <style:text-properties style:font-name="Tms Rmn" fo:font-family="'Tms Rmn'" style:font-family-generic="roman" style:font-pitch="variable" fo:font-size="6pt" style:font-size-asian="6pt"/>
    </style:style>
    <style:style style:name="WW8NumSt19z0" style:family="text">
      <style:text-properties style:font-name="Times New Roman" fo:font-family="'Times New Roman'" style:font-family-generic="roman" style:font-pitch="variable" fo:font-size="6pt" style:font-size-asian="6pt"/>
    </style:style>
    <style:style style:name="WW8NumSt29z0" style:family="text">
      <style:text-properties style:font-name="Wingdings" fo:font-family="Wingdings" style:font-pitch="variable" style:font-charset="x-symbol" fo:font-size="6pt" style:font-size-asian="6pt"/>
    </style:style>
    <style:style style:name="Default_20_Paragraph_20_Font" style:display-name="Default Paragraph Font" style:family="text"/>
    <style:style style:name="Lead-in_20_Emphasis" style:display-name="Lead-in Emphasis" style:family="text">
      <style:text-properties style:font-name="Arial Black" fo:font-family="'Arial Black'" style:font-family-generic="swiss" style:font-pitch="variable" fo:font-size="9pt" fo:letter-spacing="-0.0043in" style:font-size-asian="9pt"/>
    </style:style>
    <style:style style:name="Page_20_Number" style:display-name="Page Number" style:family="text">
      <style:text-properties fo:font-size="12pt" style:font-size-asian="12pt"/>
    </style:style>
    <style:style style:name="Emphasis" style:family="text">
      <style:text-properties fo:text-transform="uppercase" style:font-name="Garamond" fo:font-family="Garamond" style:font-family-generic="roman" style:font-pitch="variable" fo:font-size="9pt" fo:letter-spacing="normal" style:font-size-asian="9pt"/>
    </style:style>
    <style:style style:name="Job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5in" fo:margin-bottom="0.3492in" fo:margin-left="1.2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5in" fo:margin-left="1.2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</dc:title>
    <meta:creation-date>2010-12-13T22:13:32.96</meta:creation-date>
    <meta:editing-cycles>1</meta:editing-cycles>
    <meta:editing-duration>PT00H00M00S</meta:editing-duration>
    <meta:generator>LibreOffice/5.1.6.2$Linux_X86_64 LibreOffice_project/10m0$Build-2</meta:generator>
    <meta:document-statistic meta:table-count="2" meta:image-count="0" meta:object-count="0" meta:page-count="2" meta:paragraph-count="40" meta:word-count="621" meta:character-count="4141" meta:non-whitespace-character-count="3537"/>
  </office:meta>
</office:document-meta>
</file>